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text-properties fo:font-size="15pt" style:font-size-asian="15pt" style:font-size-complex="15pt"/>
    </style:style>
    <style:style style:name="P5" style:parent-style-name="Standard" style:family="paragraph">
      <style:text-properties fo:font-size="15pt" style:font-size-asian="15pt" style:font-size-complex="15pt"/>
    </style:style>
    <style:style style:name="T6" style:parent-style-name="DefaultParagraphFont" style:family="text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family="paragraph">
      <style:text-properties fo:font-size="15pt" style:font-size-asian="15pt" style:font-size-complex="15pt"/>
    </style:style>
    <style:style style:name="P9" style:parent-style-name="Standard" style:family="paragraph">
      <style:text-properties fo:font-size="15pt" style:font-size-asian="15pt" style:font-size-complex="15pt"/>
    </style:style>
    <style:style style:name="P10" style:parent-style-name="Standard" style:family="paragraph">
      <style:text-properties fo:font-size="15pt" style:font-size-asian="15pt" style:font-size-complex="15pt"/>
    </style:style>
    <style:style style:name="P11" style:parent-style-name="Standard" style:family="paragraph">
      <style:text-properties fo:font-size="15pt" style:font-size-asian="15pt" style:font-size-complex="15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fo:font-size="15pt" style:font-size-asian="15pt" style:font-size-complex="15pt"/>
    </style:style>
    <style:style style:name="P14" style:parent-style-name="Standard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size="15pt" style:font-size-asian="15pt" style:font-size-complex="15pt"/>
    </style:style>
    <style:style style:name="P17" style:parent-style-name="Standard" style:family="paragraph">
      <style:text-properties fo:font-size="15pt" style:font-size-asian="15pt" style:font-size-complex="15pt"/>
    </style:style>
    <style:style style:name="P18" style:parent-style-name="Standard" style:family="paragraph">
      <style:text-properties fo:font-size="15pt" style:font-size-asian="15pt" style:font-size-complex="15pt"/>
    </style:style>
    <style:style style:name="P19" style:parent-style-name="Standard" style:family="paragraph">
      <style:text-properties fo:font-size="15pt" style:font-size-asian="15pt" style:font-size-complex="15pt"/>
    </style:style>
    <style:style style:name="P20" style:parent-style-name="Standard" style:family="paragraph">
      <style:text-properties fo:font-size="15pt" style:font-size-asian="15pt" style:font-size-complex="15pt"/>
    </style:style>
    <style:style style:name="P21" style:parent-style-name="Standard" style:family="paragraph">
      <style:text-properties fo:font-size="15pt" style:font-size-asian="15pt" style:font-size-complex="15pt"/>
    </style:style>
    <style:style style:name="P22" style:parent-style-name="Standard" style:family="paragraph">
      <style:text-properties fo:font-size="15pt" style:font-size-asian="15pt" style:font-size-complex="15pt"/>
    </style:style>
    <style:style style:name="P23" style:parent-style-name="Standard" style:family="paragraph">
      <style:text-properties fo:font-size="15pt" style:font-size-asian="15pt" style:font-size-complex="15pt"/>
    </style:style>
    <style:style style:name="P24" style:parent-style-name="Standard" style:family="paragraph">
      <style:text-properties fo:font-size="15pt" style:font-size-asian="15pt" style:font-size-complex="15pt"/>
    </style:style>
    <style:style style:name="P25" style:parent-style-name="Standard" style:family="paragraph">
      <style:text-properties fo:font-size="15pt" style:font-size-asian="15pt" style:font-size-complex="15pt"/>
    </style:style>
    <style:style style:name="P26" style:parent-style-name="Standard" style:family="paragraph">
      <style:text-properties fo:font-size="15pt" style:font-size-asian="15pt" style:font-size-complex="15pt"/>
    </style:style>
    <style:style style:name="P27" style:parent-style-name="Standard" style:family="paragraph">
      <style:text-properties fo:font-size="15pt" style:font-size-asian="15pt" style:font-size-complex="15pt"/>
    </style:style>
    <style:style style:name="P28" style:parent-style-name="Standard" style:family="paragraph">
      <style:text-properties fo:font-size="15pt" style:font-size-asian="15pt" style:font-size-complex="15pt"/>
    </style:style>
    <style:style style:name="P29" style:parent-style-name="Standard" style:family="paragraph">
      <style:text-properties fo:font-size="15pt" style:font-size-asian="15pt" style:font-size-complex="15pt"/>
    </style:style>
    <style:style style:name="P30" style:parent-style-name="Standard" style:family="paragraph">
      <style:text-properties fo:font-size="15pt" style:font-size-asian="15pt" style:font-size-complex="15pt"/>
    </style:style>
    <style:style style:name="P31" style:parent-style-name="Standard" style:family="paragraph">
      <style:text-properties fo:font-size="15pt" style:font-size-asian="15pt" style:font-size-complex="15pt"/>
    </style:style>
    <style:style style:name="P32" style:parent-style-name="Standard" style:family="paragraph">
      <style:text-properties fo:font-size="15pt" style:font-size-asian="15pt" style:font-size-complex="15pt"/>
    </style:style>
    <style:style style:name="P33" style:parent-style-name="Standard" style:family="paragraph">
      <style:text-properties fo:font-size="15pt" style:font-size-asian="15pt" style:font-size-complex="15pt"/>
    </style:style>
  </office:automatic-styles>
  <office:body>
    <office:text text:use-soft-page-breaks="true">
      <text:p text:style-name="P1">Uživatelský manuál</text:p>
      <text:p text:style-name="P2"/>
      <text:p text:style-name="P3">Děkujeme Vám za zakoupení Extreme Gcode Analyzeru. Jsme si vědomi, že pořízení<text:s/>Gcode Analyzeru je pro mnoho domácností velký krok kupředu a věříme, že budete s naším zařízením spokojeni.</text:p>
      <text:p text:style-name="P4"/>
      <text:p text:style-name="P5">Extreme Gcode Analyzer je revoluční zařízení usnadňující obsluhu 3D tiskárny v každé domácnosti! Analyzujte vlastní gcode, procházejte jednotlivé<text:s/>vrstvy, zkontrolujte potřebné parametry. <text:s/>Už nikdy nevyhazujte nevydřený výtisk kvůli chybnému nastavení tiskárny. Ovládání našeho zařízení zvládne s<text:s/>tímto uživatelským manuálem<text:s/>naprosto každý!</text:p>
      <text:p text:style-name="Standard"><text:a xlink:href="https://cw.fel.cvut.cz/wiki/courses/b35apo/semestral/start" office:target-frame-name="_top" xlink:show="replace"><text:span text:style-name="T6">https://cw.fel.cvut.cz/wiki/courses/b35apo/semestral/start</text:span></text:a></text:p>
      <text:p text:style-name="P7">Začínáme</text:p>
      <text:p text:style-name="P8">Obsah balení</text:p>
      <text:p text:style-name="P9">Každý<text:s/>Extreme Gcode Analyzer obsahuje:</text:p>
      <text:p text:style-name="P10">- přípravek MicroZed APO</text:p>
      <text:p text:style-name="P11">-<text:s/>zdroj napájení</text:p>
      <text:p text:style-name="P12">- USB<text:s/>kabel</text:p>
      <text:p text:style-name="P13">- Ethernet</text:p>
      <text:p text:style-name="P14">- dokumentaci</text:p>
      <text:p text:style-name="P15">- uživatelský manuál</text:p>
      <text:p text:style-name="P16">- samolepky</text:p>
      <text:p text:style-name="P17"/>
      <text:p text:style-name="P18">První spuštění</text:p>
      <text:p text:style-name="P19">Před prvním spuštěním je nutné program přesunout do paměti přípravku MicroZed APO společně s g-code soubory, které chceme analyzovat. Pro<text:s/>spuštění použijeme příkaz ./sem_exe &lt;filename.gcode&gt;, kde místo &lt;filename.gcode&gt; uvedeme název g-code souboru.</text:p>
      <text:p text:style-name="P20"/>
      <text:p text:style-name="P21">Menu</text:p>
      <text:p text:style-name="P22">Pro orientaci v menu použijte modrý otočný volič. Položka PROCEED spustí analýzu kódu, MANUAL zobrazí zjednodušenou nápovědu k ovládání a QUIT program ukončí.</text:p>
      <text:p text:style-name="P23"/>
      <text:p text:style-name="P24">Ovládání</text:p>
      <text:p text:style-name="P25">Po zanalyzování g-codu můžete stisknutím červeného či modrého otočného voliče procházet mezi jednotlivými obrazovkami informací. Při prohlížení vrstev můžete použít otočné voliče pro pohyb po ose Z. Modrý volič vás posouvá o 1<text:s/>vrstvu, zelený o 4 a červený o 16.</text:p>
      <text:p text:style-name="P26"/>
      <text:p text:style-name="P27">Užívejte si</text:p>
      <text:p text:style-name="P28">Nebojte se zkoušet proházet různé gcode soubory a použít Extreme Gcode Analyzer před každým tiskem. Pracujte efektivně!</text:p>
      <text:p text:style-name="P29"/>
      <text:p text:style-name="P30">Technická dokumentace</text:p>
      <text:p text:style-name="P31">Kompilace a spuštění</text:p>
      <text:p text:style-name="P32">Kompilace probíhá příkazem make. Pro spuštění použijeme ./sem_exe &lt;filename.gcode&gt;, kde místo &lt;filename.gcode&gt; uvedeme název g-code souboru. Kompletní popis ovládání naleznete v přiloženém uživatelském manuálu.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Tahoma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ří Humpl</dc:creator>
    <meta:creation-date>2021-06-03T23:51:00Z</meta:creation-date>
    <dc:date>2021-06-06T17:13:00Z</dc:date>
    <meta:template xlink:href="Normal" xlink:type="simple"/>
    <meta:editing-cycles>3</meta:editing-cycles>
    <meta:editing-duration>PT7140S</meta:editing-duration>
    <meta:document-statistic meta:page-count="1" meta:paragraph-count="3" meta:word-count="282" meta:character-count="1944" meta:row-count="13" meta:non-whitespace-character-count="1665"/>
  </office:meta>
</office:document-meta>
</file>